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096b2" officeooo:paragraph-rsid="002096b2" style:font-weight-asian="bold" style:font-weight-complex="bold"/>
    </style:style>
    <style:style style:name="P2" style:family="paragraph" style:parent-style-name="Standard">
      <style:paragraph-properties fo:text-align="justify" style:justify-single-word="false"/>
      <style:text-properties fo:font-weight="bold" officeooo:rsid="002096b2" officeooo:paragraph-rsid="002096b2" style:font-weight-asian="bold" style:font-weight-complex="bold"/>
    </style:style>
    <style:style style:name="P3" style:family="paragraph" style:parent-style-name="Standard">
      <style:paragraph-properties fo:text-align="justify" style:justify-single-word="false"/>
      <style:text-properties fo:font-weight="bold" officeooo:rsid="002096b2" officeooo:paragraph-rsid="00209c81" style:font-weight-asian="bold" style:font-weight-complex="bold"/>
    </style:style>
    <style:style style:name="P4" style:family="paragraph" style:parent-style-name="Standard">
      <style:paragraph-properties fo:text-align="justify" style:justify-single-word="false"/>
      <style:text-properties fo:font-weight="bold" officeooo:rsid="00243f8c" officeooo:paragraph-rsid="00243f8c" style:font-weight-asian="bold" style:font-weight-complex="bold"/>
    </style:style>
    <style:style style:name="P5" style:family="paragraph" style:parent-style-name="Standard">
      <style:paragraph-properties fo:text-align="justify" style:justify-single-word="false"/>
      <style:text-properties fo:font-weight="bold" officeooo:rsid="0027b123" officeooo:paragraph-rsid="0027b123" style:font-weight-asian="bold" style:font-weight-complex="bold"/>
    </style:style>
    <style:style style:name="P6" style:family="paragraph" style:parent-style-name="Standard">
      <style:paragraph-properties fo:text-align="justify" style:justify-single-word="false"/>
      <style:text-properties fo:font-weight="normal" officeooo:rsid="002096b2" officeooo:paragraph-rsid="002096b2" style:font-weight-asian="normal" style:font-weight-complex="normal"/>
    </style:style>
    <style:style style:name="P7" style:family="paragraph" style:parent-style-name="Standard">
      <style:paragraph-properties fo:text-align="justify" style:justify-single-word="false"/>
      <style:text-properties fo:font-weight="normal" officeooo:rsid="00209c81" officeooo:paragraph-rsid="00243f8c" style:font-weight-asian="normal" style:font-weight-complex="normal"/>
    </style:style>
    <style:style style:name="P8" style:family="paragraph" style:parent-style-name="Standard">
      <style:paragraph-properties fo:text-align="justify" style:justify-single-word="false"/>
      <style:text-properties fo:font-weight="normal" officeooo:rsid="0020bb87" officeooo:paragraph-rsid="0020bb87" style:font-weight-asian="normal" style:font-weight-complex="normal"/>
    </style:style>
    <style:style style:name="P9" style:family="paragraph" style:parent-style-name="Standard">
      <style:paragraph-properties fo:text-align="justify" style:justify-single-word="false"/>
      <style:text-properties fo:font-weight="normal" officeooo:rsid="0020bb87" officeooo:paragraph-rsid="00243f8c" style:font-weight-asian="normal" style:font-weight-complex="normal"/>
    </style:style>
    <style:style style:name="P10" style:family="paragraph" style:parent-style-name="Standard">
      <style:paragraph-properties fo:text-align="justify" style:justify-single-word="false"/>
      <style:text-properties fo:font-weight="normal" officeooo:rsid="0020bb87" officeooo:paragraph-rsid="0026086d" style:font-weight-asian="normal" style:font-weight-complex="normal"/>
    </style:style>
    <style:style style:name="P11" style:family="paragraph" style:parent-style-name="Standard">
      <style:paragraph-properties fo:text-align="justify" style:justify-single-word="false"/>
      <style:text-properties fo:font-weight="normal" officeooo:rsid="00224ade" officeooo:paragraph-rsid="00224ade" style:font-weight-asian="normal" style:font-weight-complex="normal"/>
    </style:style>
    <style:style style:name="P12" style:family="paragraph" style:parent-style-name="Standard">
      <style:paragraph-properties fo:text-align="justify" style:justify-single-word="false"/>
      <style:text-properties fo:font-weight="normal" officeooo:rsid="00243f8c" officeooo:paragraph-rsid="00243f8c" style:font-weight-asian="normal" style:font-weight-complex="normal"/>
    </style:style>
    <style:style style:name="P13" style:family="paragraph" style:parent-style-name="Standard">
      <style:paragraph-properties fo:text-align="justify" style:justify-single-word="false"/>
      <style:text-properties fo:font-weight="normal" officeooo:rsid="0026086d" officeooo:paragraph-rsid="0026086d" style:font-weight-asian="normal" style:font-weight-complex="normal"/>
    </style:style>
    <style:style style:name="P14" style:family="paragraph" style:parent-style-name="Standard">
      <style:paragraph-properties fo:text-align="justify" style:justify-single-word="false"/>
      <style:text-properties style:use-window-font-color="true" style:font-name="Liberation Mono" fo:font-size="12pt" fo:font-weight="normal" officeooo:rsid="0020bb87" officeooo:paragraph-rsid="00243f8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weight="normal" officeooo:rsid="0027b123" officeooo:paragraph-rsid="0027b123" style:font-weight-asian="normal" style:font-weight-complex="normal"/>
    </style:style>
    <style:style style:name="P16" style:family="paragraph" style:parent-style-name="Standard">
      <style:paragraph-properties fo:text-align="justify" style:justify-single-word="false"/>
      <style:text-properties fo:font-weight="normal" officeooo:rsid="002869a4" officeooo:paragraph-rsid="002869a4" style:font-weight-asian="normal" style:font-weight-complex="normal"/>
    </style:style>
    <style:style style:name="P17" style:family="paragraph" style:parent-style-name="Standard">
      <style:paragraph-properties fo:text-align="justify" style:justify-single-word="false"/>
      <style:text-properties fo:font-weight="normal" officeooo:rsid="002a2f7d" officeooo:paragraph-rsid="002a2f7d" style:font-weight-asian="normal" style:font-weight-complex="normal"/>
    </style:style>
    <style:style style:name="P18" style:family="paragraph" style:parent-style-name="Standard">
      <style:paragraph-properties fo:text-align="justify" style:justify-single-word="false"/>
      <style:text-properties fo:font-weight="normal" officeooo:rsid="002c18c1" officeooo:paragraph-rsid="002c18c1" style:font-weight-asian="normal" style:font-weight-complex="normal"/>
    </style:style>
    <style:style style:name="P19" style:family="paragraph" style:parent-style-name="Standard">
      <style:paragraph-properties fo:text-align="justify" style:justify-single-word="false"/>
      <style:text-properties fo:font-weight="normal" officeooo:rsid="002fbe96" officeooo:paragraph-rsid="002fbe96" style:font-weight-asian="normal" style:font-weight-complex="normal"/>
    </style:style>
    <style:style style:name="P20" style:family="paragraph" style:parent-style-name="Standard">
      <style:paragraph-properties fo:text-align="justify" style:justify-single-word="false"/>
      <style:text-properties fo:font-weight="normal" officeooo:rsid="0030f481" officeooo:paragraph-rsid="0030f481" style:font-weight-asian="normal" style:font-weight-complex="normal"/>
    </style:style>
    <style:style style:name="P21" style:family="paragraph" style:parent-style-name="Standard">
      <style:paragraph-properties fo:text-align="justify" style:justify-single-word="false"/>
      <style:text-properties fo:font-weight="normal" officeooo:rsid="0030f481" officeooo:paragraph-rsid="0037cf4a" style:font-weight-asian="normal" style:font-weight-complex="normal"/>
    </style:style>
    <style:style style:name="P22" style:family="paragraph" style:parent-style-name="Standard">
      <style:paragraph-properties fo:text-align="justify" style:justify-single-word="false"/>
      <style:text-properties fo:font-weight="normal" officeooo:rsid="003294c7" officeooo:paragraph-rsid="003294c7" style:font-weight-asian="normal" style:font-weight-complex="normal"/>
    </style:style>
    <style:style style:name="P23" style:family="paragraph" style:parent-style-name="Standard">
      <style:paragraph-properties fo:text-align="justify" style:justify-single-word="false"/>
      <style:text-properties fo:font-weight="normal" officeooo:rsid="003308eb" officeooo:paragraph-rsid="003308eb" style:font-weight-asian="normal" style:font-weight-complex="normal"/>
    </style:style>
    <style:style style:name="P24" style:family="paragraph" style:parent-style-name="Standard">
      <style:paragraph-properties fo:text-align="justify" style:justify-single-word="false"/>
      <style:text-properties fo:font-weight="normal" officeooo:rsid="0034226c" officeooo:paragraph-rsid="0034226c" style:font-weight-asian="normal" style:font-weight-complex="normal"/>
    </style:style>
    <style:style style:name="P25" style:family="paragraph" style:parent-style-name="Standard">
      <style:paragraph-properties fo:text-align="justify" style:justify-single-word="false"/>
      <style:text-properties fo:font-weight="normal" officeooo:rsid="00367651" officeooo:paragraph-rsid="00367651" style:font-weight-asian="normal" style:font-weight-complex="normal"/>
    </style:style>
    <style:style style:name="P26" style:family="paragraph" style:parent-style-name="Standard">
      <style:paragraph-properties fo:text-align="justify" style:justify-single-word="false"/>
      <style:text-properties fo:font-weight="normal" officeooo:rsid="00373048" officeooo:paragraph-rsid="00373048" style:font-weight-asian="normal" style:font-weight-complex="normal"/>
    </style:style>
    <style:style style:name="P27" style:family="paragraph" style:parent-style-name="Standard">
      <style:paragraph-properties fo:text-align="justify" style:justify-single-word="false"/>
      <style:text-properties fo:font-weight="normal" officeooo:rsid="0037cf4a" officeooo:paragraph-rsid="0037cf4a" style:font-weight-asian="normal" style:font-weight-complex="normal"/>
    </style:style>
    <style:style style:name="P28" style:family="paragraph" style:parent-style-name="Standard">
      <style:paragraph-properties fo:text-align="justify" style:justify-single-word="false"/>
      <style:text-properties fo:font-weight="normal" officeooo:rsid="0037cf4a" officeooo:paragraph-rsid="003b61d9" style:font-weight-asian="normal" style:font-weight-complex="normal"/>
    </style:style>
    <style:style style:name="P29" style:family="paragraph" style:parent-style-name="Standard">
      <style:paragraph-properties fo:text-align="justify" style:justify-single-word="false"/>
      <style:text-properties fo:font-weight="normal" officeooo:rsid="003b61d9" officeooo:paragraph-rsid="003b61d9" style:font-weight-asian="normal" style:font-weight-complex="normal"/>
    </style:style>
    <style:style style:name="P30" style:family="paragraph" style:parent-style-name="Standard">
      <style:paragraph-properties fo:text-align="justify" style:justify-single-word="false"/>
      <style:text-properties fo:font-weight="normal" officeooo:rsid="003d6bd2" officeooo:paragraph-rsid="003d6bd2" style:font-weight-asian="normal" style:font-weight-complex="normal"/>
    </style:style>
    <style:style style:name="P31" style:family="paragraph" style:parent-style-name="Standard">
      <style:paragraph-properties fo:text-align="justify" style:justify-single-word="false"/>
      <style:text-properties fo:font-weight="normal" officeooo:rsid="003e171c" officeooo:paragraph-rsid="003e171c" style:font-weight-asian="normal" style:font-weight-complex="normal"/>
    </style:style>
    <style:style style:name="P32" style:family="paragraph" style:parent-style-name="Standard">
      <style:paragraph-properties fo:text-align="justify" style:justify-single-word="false"/>
      <style:text-properties fo:font-weight="normal" officeooo:rsid="003fcf25" officeooo:paragraph-rsid="003fcf25" style:font-weight-asian="normal" style:font-weight-complex="normal"/>
    </style:style>
    <style:style style:name="P33" style:family="paragraph" style:parent-style-name="Standard">
      <style:paragraph-properties fo:text-align="justify" style:justify-single-word="false"/>
      <style:text-properties fo:font-weight="normal" officeooo:rsid="004199b6" officeooo:paragraph-rsid="004199b6" style:font-weight-asian="normal" style:font-weight-complex="normal"/>
    </style:style>
    <style:style style:name="P34" style:family="paragraph" style:parent-style-name="Standard">
      <style:paragraph-properties fo:text-align="justify" style:justify-single-word="false"/>
      <style:text-properties fo:font-weight="normal" officeooo:rsid="004199b6" officeooo:paragraph-rsid="00421076" style:font-weight-asian="normal" style:font-weight-complex="normal"/>
    </style:style>
    <style:style style:name="P35" style:family="paragraph" style:parent-style-name="Standard">
      <style:paragraph-properties fo:text-align="justify" style:justify-single-word="false"/>
      <style:text-properties fo:font-weight="normal" officeooo:rsid="0043849f" officeooo:paragraph-rsid="0043849f" style:font-weight-asian="normal" style:font-weight-complex="normal"/>
    </style:style>
    <style:style style:name="P36" style:family="paragraph" style:parent-style-name="Standard">
      <style:paragraph-properties fo:text-align="justify" style:justify-single-word="false"/>
      <style:text-properties fo:font-weight="bold" officeooo:rsid="00209c81" officeooo:paragraph-rsid="00209c81" style:font-weight-asian="bold" style:font-weight-complex="bold"/>
    </style:style>
    <style:style style:name="P37" style:family="paragraph" style:parent-style-name="Standard">
      <style:paragraph-properties fo:text-align="justify" style:justify-single-word="false"/>
      <style:text-properties fo:font-weight="bold" officeooo:rsid="002a2f7d" officeooo:paragraph-rsid="002a2f7d" style:font-weight-asian="bold" style:font-weight-complex="bold"/>
    </style:style>
    <style:style style:name="P38" style:family="paragraph" style:parent-style-name="Standard">
      <style:paragraph-properties fo:text-align="justify" style:justify-single-word="false"/>
      <style:text-properties fo:font-weight="bold" officeooo:rsid="002a2f7d" officeooo:paragraph-rsid="002c18c1" style:font-weight-asian="bold" style:font-weight-complex="bold"/>
    </style:style>
    <style:style style:name="P39" style:family="paragraph" style:parent-style-name="Standard">
      <style:paragraph-properties fo:text-align="justify" style:justify-single-word="false"/>
      <style:text-properties fo:font-weight="bold" officeooo:rsid="002c18c1" officeooo:paragraph-rsid="002c18c1" style:font-weight-asian="bold" style:font-weight-complex="bold"/>
    </style:style>
    <style:style style:name="P40" style:family="paragraph" style:parent-style-name="Standard">
      <style:paragraph-properties fo:text-align="justify" style:justify-single-word="false"/>
      <style:text-properties fo:font-weight="bold" officeooo:rsid="002ce7b2" officeooo:paragraph-rsid="002ce7b2" style:font-weight-asian="bold" style:font-weight-complex="bold"/>
    </style:style>
    <style:style style:name="P41" style:family="paragraph" style:parent-style-name="Standard">
      <style:paragraph-properties fo:text-align="justify" style:justify-single-word="false"/>
      <style:text-properties fo:font-weight="bold" officeooo:rsid="002f9efc" officeooo:paragraph-rsid="002f9efc" style:font-weight-asian="bold" style:font-weight-complex="bold"/>
    </style:style>
    <style:style style:name="P42" style:family="paragraph" style:parent-style-name="Standard">
      <style:paragraph-properties fo:text-align="justify" style:justify-single-word="false"/>
      <style:text-properties fo:font-weight="bold" officeooo:rsid="0034226c" officeooo:paragraph-rsid="0034226c" style:font-weight-asian="bold" style:font-weight-complex="bold"/>
    </style:style>
    <style:style style:name="P43" style:family="paragraph" style:parent-style-name="Standard">
      <style:paragraph-properties fo:text-align="justify" style:justify-single-word="false"/>
      <style:text-properties fo:font-weight="bold" officeooo:rsid="00373048" officeooo:paragraph-rsid="00373048" style:font-weight-asian="bold" style:font-weight-complex="bold"/>
    </style:style>
    <style:style style:name="P44" style:family="paragraph" style:parent-style-name="Standard">
      <style:paragraph-properties fo:text-align="justify" style:justify-single-word="false"/>
      <style:text-properties fo:font-weight="bold" officeooo:rsid="0037cf4a" officeooo:paragraph-rsid="0037cf4a" style:font-weight-asian="bold" style:font-weight-complex="bold"/>
    </style:style>
    <style:style style:name="P45" style:family="paragraph" style:parent-style-name="Standard">
      <style:paragraph-properties fo:text-align="justify" style:justify-single-word="false"/>
      <style:text-properties fo:font-weight="bold" officeooo:rsid="0037cf4a" officeooo:paragraph-rsid="00399ba9" style:font-weight-asian="bold" style:font-weight-complex="bold"/>
    </style:style>
    <style:style style:name="P46" style:family="paragraph" style:parent-style-name="Standard">
      <style:paragraph-properties fo:text-align="justify" style:justify-single-word="false"/>
      <style:text-properties fo:font-weight="bold" officeooo:rsid="0037cf4a" officeooo:paragraph-rsid="003b61d9" style:font-weight-asian="bold" style:font-weight-complex="bold"/>
    </style:style>
    <style:style style:name="P47" style:family="paragraph" style:parent-style-name="Standard">
      <style:paragraph-properties fo:text-align="justify" style:justify-single-word="false"/>
      <style:text-properties fo:font-weight="bold" officeooo:rsid="003b61d9" officeooo:paragraph-rsid="003b61d9" style:font-weight-asian="bold" style:font-weight-complex="bold"/>
    </style:style>
    <style:style style:name="P48" style:family="paragraph" style:parent-style-name="Standard">
      <style:paragraph-properties fo:text-align="justify" style:justify-single-word="false"/>
      <style:text-properties fo:font-weight="bold" officeooo:rsid="003b61d9" officeooo:paragraph-rsid="003d0c49" style:font-weight-asian="bold" style:font-weight-complex="bold"/>
    </style:style>
    <style:style style:name="P49" style:family="paragraph" style:parent-style-name="Standard">
      <style:paragraph-properties fo:text-align="justify" style:justify-single-word="false"/>
      <style:text-properties fo:font-weight="bold" officeooo:rsid="003d0c49" officeooo:paragraph-rsid="003d0c49" style:font-weight-asian="bold" style:font-weight-complex="bold"/>
    </style:style>
    <style:style style:name="P50" style:family="paragraph" style:parent-style-name="Standard">
      <style:paragraph-properties fo:text-align="justify" style:justify-single-word="false"/>
      <style:text-properties fo:font-weight="bold" officeooo:rsid="003d6bd2" officeooo:paragraph-rsid="003d0c49" style:font-weight-asian="bold" style:font-weight-complex="bold"/>
    </style:style>
    <style:style style:name="P51" style:family="paragraph" style:parent-style-name="Standard">
      <style:paragraph-properties fo:text-align="justify" style:justify-single-word="false"/>
      <style:text-properties fo:font-weight="bold" officeooo:rsid="003d6bd2" officeooo:paragraph-rsid="003d6bd2" style:font-weight-asian="bold" style:font-weight-complex="bold"/>
    </style:style>
    <style:style style:name="P52" style:family="paragraph" style:parent-style-name="Standard">
      <style:paragraph-properties fo:text-align="justify" style:justify-single-word="false"/>
      <style:text-properties fo:font-weight="bold" officeooo:rsid="003e2986" officeooo:paragraph-rsid="003e2986" style:font-weight-asian="bold" style:font-weight-complex="bold"/>
    </style:style>
    <style:style style:name="P53" style:family="paragraph" style:parent-style-name="Standard">
      <style:paragraph-properties fo:text-align="justify" style:justify-single-word="false"/>
      <style:text-properties fo:font-weight="bold" officeooo:rsid="003fcf25" officeooo:paragraph-rsid="003fcf25" style:font-weight-asian="bold" style:font-weight-complex="bold"/>
    </style:style>
    <style:style style:name="P54" style:family="paragraph" style:parent-style-name="Standard">
      <style:paragraph-properties fo:text-align="justify" style:justify-single-word="false"/>
      <style:text-properties fo:font-weight="bold" officeooo:rsid="004199b6" officeooo:paragraph-rsid="004199b6" style:font-weight-asian="bold" style:font-weight-complex="bold"/>
    </style:style>
    <style:style style:name="P55" style:family="paragraph" style:parent-style-name="Standard">
      <style:paragraph-properties fo:text-align="justify" style:justify-single-word="false"/>
      <style:text-properties fo:font-weight="bold" officeooo:rsid="004199b6" officeooo:paragraph-rsid="00421076" style:font-weight-asian="bold" style:font-weight-complex="bold"/>
    </style:style>
    <style:style style:name="P56" style:family="paragraph" style:parent-style-name="Standard">
      <style:paragraph-properties fo:text-align="justify" style:justify-single-word="false"/>
      <style:text-properties fo:font-weight="bold" officeooo:rsid="0043849f" officeooo:paragraph-rsid="0043ee37" style:font-weight-asian="bold" style:font-weight-complex="bold"/>
    </style:style>
    <style:style style:name="P57" style:family="paragraph" style:parent-style-name="Standard">
      <style:paragraph-properties fo:text-align="justify" style:justify-single-word="false"/>
      <style:text-properties fo:font-weight="bold" officeooo:rsid="0043ee37" officeooo:paragraph-rsid="0043ee37" style:font-weight-asian="bold" style:font-weight-complex="bold"/>
    </style:style>
    <style:style style:name="P58" style:family="paragraph" style:parent-style-name="Standard">
      <style:paragraph-properties fo:text-align="justify" style:justify-single-word="false"/>
      <style:text-properties officeooo:paragraph-rsid="002fbe96"/>
    </style:style>
    <style:style style:name="P59" style:family="paragraph" style:parent-style-name="Standard">
      <style:paragraph-properties fo:text-align="justify" style:justify-single-word="false"/>
      <style:text-properties officeooo:paragraph-rsid="0034226c"/>
    </style:style>
    <style:style style:name="P60" style:family="paragraph" style:parent-style-name="Standard">
      <style:paragraph-properties fo:text-align="justify" style:justify-single-word="false"/>
      <style:text-properties officeooo:paragraph-rsid="003d0c49"/>
    </style:style>
    <style:style style:name="P61" style:family="paragraph" style:parent-style-name="Standard">
      <style:paragraph-properties fo:text-align="justify" style:justify-single-word="false"/>
      <style:text-properties officeooo:paragraph-rsid="003d6bd2"/>
    </style:style>
    <style:style style:name="P62" style:family="paragraph" style:parent-style-name="Standard">
      <style:paragraph-properties fo:text-align="justify" style:justify-single-word="false"/>
      <style:text-properties officeooo:rsid="002c18c1" officeooo:paragraph-rsid="002c18c1"/>
    </style:style>
    <style:style style:name="P63" style:family="paragraph" style:parent-style-name="Standard">
      <style:paragraph-properties fo:text-align="justify" style:justify-single-word="false"/>
      <style:text-properties officeooo:rsid="002c18c1" officeooo:paragraph-rsid="002ce7b2"/>
    </style:style>
    <style:style style:name="P64" style:family="paragraph" style:parent-style-name="Standard">
      <style:paragraph-properties fo:text-align="justify" style:justify-single-word="false"/>
      <style:text-properties officeooo:rsid="002ce7b2" officeooo:paragraph-rsid="002ce7b2"/>
    </style:style>
    <style:style style:name="P65" style:family="paragraph" style:parent-style-name="Standard">
      <style:paragraph-properties fo:text-align="justify" style:justify-single-word="false"/>
      <style:text-properties officeooo:rsid="002ed8a5" officeooo:paragraph-rsid="002ed8a5"/>
    </style:style>
    <style:style style:name="P66" style:family="paragraph" style:parent-style-name="Standard">
      <style:paragraph-properties fo:text-align="justify" style:justify-single-word="false"/>
      <style:text-properties officeooo:rsid="003308eb" officeooo:paragraph-rsid="003308eb"/>
    </style:style>
    <style:style style:name="P67" style:family="paragraph" style:parent-style-name="Standard">
      <style:paragraph-properties fo:text-align="justify" style:justify-single-word="false"/>
      <style:text-properties officeooo:rsid="00367651" officeooo:paragraph-rsid="00367651"/>
    </style:style>
    <style:style style:name="T1" style:family="text">
      <style:text-properties officeooo:rsid="00209c81"/>
    </style:style>
    <style:style style:name="T2" style:family="text">
      <style:text-properties fo:font-weight="normal" style:font-weight-asian="normal" style:font-weight-complex="normal"/>
    </style:style>
    <style:style style:name="T3" style:family="text">
      <style:text-properties fo:font-weight="normal" officeooo:rsid="0034226c" style:font-weight-asian="normal" style:font-weight-complex="normal"/>
    </style:style>
    <style:style style:name="T4" style:family="text">
      <style:text-properties fo:font-weight="normal" officeooo:rsid="003d0c49" style:font-weight-asian="normal" style:font-weight-complex="normal"/>
    </style:style>
    <style:style style:name="T5" style:family="text">
      <style:text-properties fo:font-weight="normal" officeooo:rsid="003d6bd2" style:font-weight-asian="normal" style:font-weight-complex="normal"/>
    </style:style>
    <style:style style:name="T6" style:family="text">
      <style:text-properties fo:font-weight="normal" officeooo:rsid="00421076" style:font-weight-asian="normal" style:font-weight-complex="normal"/>
    </style:style>
    <style:style style:name="T7" style:family="text">
      <style:text-properties fo:font-weight="normal" officeooo:rsid="0043ee37" style:font-weight-asian="normal" style:font-weight-complex="normal"/>
    </style:style>
    <style:style style:name="T8" style:family="text">
      <style:text-properties officeooo:rsid="00224ade"/>
    </style:style>
    <style:style style:name="T9" style:family="text">
      <style:text-properties fo:font-style="normal" style:font-style-asian="normal"/>
    </style:style>
    <style:style style:name="T10" style:family="text">
      <style:text-properties fo:font-style="normal" officeooo:rsid="0027b123" style:font-style-asian="normal"/>
    </style:style>
    <style:style style:name="T11" style:family="text">
      <style:text-properties officeooo:rsid="0027b123"/>
    </style:style>
    <style:style style:name="T12" style:family="text">
      <style:text-properties fo:font-weight="bold" style:font-weight-asian="bold" style:font-weight-complex="bold"/>
    </style:style>
    <style:style style:name="T13" style:family="text">
      <style:text-properties fo:font-weight="bold" officeooo:rsid="002fbe96" style:font-weight-asian="bold" style:font-weight-complex="bold"/>
    </style:style>
    <style:style style:name="T14" style:family="text">
      <style:text-properties fo:font-weight="bold" officeooo:rsid="002c18c1" style:font-weight-asian="bold" style:font-weight-complex="bold"/>
    </style:style>
    <style:style style:name="T15" style:family="text">
      <style:text-properties fo:font-weight="bold" officeooo:rsid="0034226c" style:font-weight-asian="bold" style:font-weight-complex="bold"/>
    </style:style>
    <style:style style:name="T16" style:family="text">
      <style:text-properties officeooo:rsid="003308eb"/>
    </style:style>
    <style:style style:name="T17" style:family="text">
      <style:text-properties officeooo:rsid="00399ba9"/>
    </style:style>
    <style:style style:name="T18" style:family="text">
      <style:text-properties officeooo:rsid="003b61d9"/>
    </style:style>
    <style:style style:name="T19" style:family="text">
      <style:text-properties officeooo:rsid="003d0c49"/>
    </style:style>
    <style:style style:name="T20" style:family="text">
      <style:text-properties officeooo:rsid="004210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CTIONS</text:p>
      <text:p text:style-name="P1"/>
      <text:p text:style-name="P2">1. <text:span text:style-name="T1">Definição de </text:span>Counter.</text:p>
      <text:p text:style-name="P36">2. Utilizando o counter.</text:p>
      <text:p text:style-name="P37">3. Default Dict.</text:p>
      <text:p text:style-name="P39">4. Utilizando o Defoult Dict.</text:p>
      <text:p text:style-name="P41">5. Ordered Dict.</text:p>
      <text:p text:style-name="P58"><text:span text:style-name="T13">6</text:span><text:span text:style-name="T14">. Utilizando o </text:span><text:span text:style-name="T13">Ordered </text:span><text:span text:style-name="T14">Dict.</text:span></text:p>
      <text:p text:style-name="P66"><text:span text:style-name="T14">7. </text:span><text:span text:style-name="T12">Entendendo a diferença entre Dict e Ordered Dict.</text:span></text:p>
      <text:p text:style-name="P67"><text:span text:style-name="T12">8. Named Tuple.</text:span></text:p>
      <text:p text:style-name="P43">9. Utilizando Named Tuple.</text:p>
      <text:p text:style-name="P52">10. Deque.</text:p>
      <text:p text:style-name="P53">11. Criando Deques.</text:p>
      <text:p text:style-name="P55">12. Adicionando elementos <text:span text:style-name="T20">no deque</text:span>.</text:p>
      <text:p text:style-name="P55">1<text:span text:style-name="T20">3</text:span>. <text:span text:style-name="T20">Removendo</text:span> elementos <text:span text:style-name="T20">no deque</text:span>.</text:p>
      <text:p text:style-name="P2"/>
      <text:p text:style-name="P3">1. <text:span text:style-name="T1">Definição de </text:span>Counter.</text:p>
      <text:p text:style-name="P2"/>
      <text:p text:style-name="P6">O Collections é conhecido como High-performance Conteiner Datetypes. Ou seja, tipo de dados de conteiner de alta performance.</text:p>
      <text:p text:style-name="P6">Todas as coleções que estudamos são conteiners, isso porque a partir de um tipo de dado (lista, tupla, dicionário) posso adicionar dados dentro.</text:p>
      <text:p text:style-name="P6">Dentro do modo collections temos alguns tipos estendidos das coleções que etudamos.</text:p>
      <text:p text:style-name="P6"/>
      <text:p text:style-name="P6">O counter se formos traduzir direto para o português seria como contador. Isso nos dá uma ideia no que que ele é bom.</text:p>
      <text:p text:style-name="P6"/>
      <text:p text:style-name="P6">O counter recebe um iterável como parâmetro e cria um objeto do tipo collections counter que é parecido com um dicionário. Contendo como chave o elemento da lista que foi passado como parânmetro e como valor q quatidade de ocorrências deste elemento.</text:p>
      <text:p text:style-name="P6"/>
      <text:p text:style-name="P6">Então, vamos passar uma lista, uma string ou qualquer iterável para counter ele vai vasculhar esse iterável que foi passado e vai criar chaves para cada um dos elementossem repetição colocando como valor a quantidade de repetições para esse elemento.</text:p>
      <text:p text:style-name="P2"/>
      <text:p text:style-name="P2"/>
      <text:p text:style-name="P36">2. Utilizando o counter.</text:p>
      <text:p text:style-name="P36"><text:a xlink:type="simple" xlink:href="https://docs.python.org/3/library/collections.html#collections.Counter" text:style-name="Internet_20_link" text:visited-style-name="Visited_20_Internet_20_Link">https://docs.python.org/3/library/collections.html#collections.Counter</text:a></text:p>
      <text:p text:style-name="P8"/>
      <text:p text:style-name="P8">lista = [1, 1, 1, 2, 2, 3, 3, 3, 3, 1, 1, 2, 2, 4, 4, 4, 5, 5, 5, 5, 5, 3, 45, 45,66, 66, 43, 34]</text:p>
      <text:p text:style-name="P8">Obs. Aqui é uma lista mas poderia ser uma tupla, um dicionário, um conjunto, uma string ou qualquer iterável.</text:p>
      <text:p text:style-name="P8"/>
      <text:p text:style-name="P8">Agora vou criar uma variável passando essa lista.</text:p>
      <text:p text:style-name="P8"/>
      <text:p text:style-name="P8">res = Counter(lista) =&gt; eu não precisaria guardar o resultado, neste caso estamos guardando só para ver o que retorna.</text:p>
      <text:p text:style-name="P8"/>
      <text:p text:style-name="P8">print(type(res))</text:p>
      <text:p text:style-name="P8">&lt;class ‘Collections.Counter’&gt;</text:p>
      <text:p text:style-name="P8">print(res)</text:p>
      <text:p text:style-name="P8">counter({1: 5, 3: <text:span text:style-name="T8">5, 2: 4, 5: 4, 4: 3, 45: 2, 66: 2, 43: 1, 34: 1</text:span>})</text:p>
      <text:p text:style-name="P8"><text:soft-page-break/></text:p>
      <text:p text:style-name="P11">Gera o counter que é parecido com o dicionário com chave e valor. Neste caso está dizendo que para o elemento 1 foi encontrado 5 ocorrências, para o elemento 3 5 ocorrências e assim até o final.</text:p>
      <text:p text:style-name="P11"/>
      <text:p text:style-name="P11"/>
      <text:p text:style-name="P11"/>
      <text:p text:style-name="P11"/>
      <text:p text:style-name="P11"/>
      <text:p text:style-name="P11"/>
      <text:p text:style-name="P4">Exemplo 2 → Counter de uma string</text:p>
      <text:p text:style-name="P7"/>
      <text:p text:style-name="P9">Primeiramente temos que importar o módulo collections</text:p>
      <text:p text:style-name="P9"/>
      <text:p text:style-name="P9">from collections import counter</text:p>
      <text:p text:style-name="P9"/>
      <text:p text:style-name="P12">print(Counter(‘Geek University’))</text:p>
      <text:p text:style-name="P12"/>
      <text:p text:style-name="P12">Counter({'e': 3, 'i': 2, 'G': 1, 'k': 1, ' ': 1, 'U': 1, 'n': 1, 'v': 1, 'r': 1, 's': 1, 't': 1, 'y': 1})</text:p>
      <text:p text:style-name="P12"/>
      <text:p text:style-name="P12">Observações: Pegou a string e para cada um dos caracteres foi criado uma chave e como valor o número de ocorrências.</text:p>
      <text:p text:style-name="P12"/>
      <text:p text:style-name="P4">Exemplo 3 → Counter de uma string</text:p>
      <text:p text:style-name="P4"/>
      <text:p text:style-name="P10">Primeiramente temos que importar o módulo collections</text:p>
      <text:p text:style-name="P10"/>
      <text:p text:style-name="P10">from collections import counter</text:p>
      <text:p text:style-name="P10"/>
      <text:p text:style-name="P13">Depois disso pegue esse te<text:span text:style-name="T11">x</text:span>to na Internet.</text:p>
      <text:p text:style-name="P4"/>
      <text:p text:style-name="P14"><text:span text:style-name="T10">texto = </text:span><text:span text:style-name="T9">"""O Bismarck foi o primeiro navio couraçado alemão da Classe Bismarck operado pela Kriegsmarine. Batizado em homenagem</text:span><text:line-break/><text:span text:style-name="T9"> ao chanceler Otto von Bismarck, um dos grandes responsáveis pela unificação da Alemanha em 1871, teve sua construção </text:span><text:line-break/><text:span text:style-name="T9">iniciada nos estaleiros da Blohm &amp; Voss em 1º de julho de 1936, sendo lançado ao mar dois anos e meio depois, em 14 de </text:span><text:line-break/><text:span text:style-name="T9">fevereiro de 1939. Foi finalizado e comissionado para a frota alemã em 24 de agosto de 1940. O Bismarck e o seu irmão </text:span><text:line-break/><text:span text:style-name="T9">Tirpitz foram os maiores navios de guerra construídos pela Alemanha Nazi, e dois dos maiores navios construídos por uma </text:span><text:line-break/><text:span text:style-name="T9">potência europeia."""</text:span></text:p>
      <text:p text:style-name="P4"/>
      <text:p text:style-name="P4"/>
      <text:p text:style-name="P5">Observações: <text:span text:style-name="T2">Sabemos que a partir de uma string podemos gerar uma lista com cada uma das palavras.</text:span></text:p>
      <text:p text:style-name="P15"/>
      <text:p text:style-name="P15">No terminal:</text:p>
      <text:p text:style-name="P15">nome = ‘Geek University’</text:p>
      <text:p text:style-name="P15">nome.split()</text:p>
      <text:p text:style-name="P15">[‘Geek’, ‘University’]</text:p>
      <text:p text:style-name="P15"/>
      <text:p text:style-name="P15">Então, com relação ao testo acima vamos dizer que palavras vai receber texto.split()</text:p>
      <text:p text:style-name="P15"><text:soft-page-break/></text:p>
      <text:p text:style-name="P15">palavras = texto.split()</text:p>
      <text:p text:style-name="P15">print(palavras)</text:p>
      <text:p text:style-name="P15"/>
      <text:p text:style-name="P5"><text:span text:style-name="T2">['O', 'Bismarck', 'foi', 'o', 'primeiro', 'navio', 'couraçado', 'alemão', 'da', 'Classe', 'Bismarck', 'operado', 'pela', 'Kriegsmarine.', 'Batizado', 'em', 'homenagem', 'ao', 'chanceler', 'Otto', 'von', 'Bismarck,', 'um', 'dos', 'grandes', 'responsáveis', 'pela', 'unificação', 'da', 'Alemanha', 'em', '1871,', 'teve', 'sua', 'construção', 'iniciada', 'nos', 'estaleiros', 'da', 'Blohm', '&amp;', 'Voss', 'em', '1º', 'de', 'julho', 'de', '1936,', 'sendo', 'lançado', 'ao', 'mar', 'dois', 'anos', 'e', 'meio', 'depois,', 'em', '14', 'de', 'fevereiro', 'de', '1939.', 'Foi', 'finalizado', 'e', 'comissionado', 'para', 'a', 'frota', 'alemã', 'em', '24', 'de', 'agosto', 'de', '1940.', 'O', 'Bismarck', 'e', 'o', 'seu', 'irmão', 'Tirpitz', 'foram', 'os', 'maiores', 'navios', 'de', 'guerra', 'construídos', 'pela', 'Alemanha', 'Nazi,', 'e', 'dois', 'dos', 'maiores', 'navios', 'construídos', 'por', 'uma', 'potência', 'europeia.']</text:span></text:p>
      <text:p text:style-name="P15"/>
      <text:p text:style-name="P15">Veja que o texto foi transfomado em uma lista.</text:p>
      <text:p text:style-name="P15"/>
      <text:p text:style-name="P15">Agora</text:p>
      <text:p text:style-name="P15"/>
      <text:p text:style-name="P15">res = Counter(palavras)</text:p>
      <text:p text:style-name="P16">print(res)</text:p>
      <text:p text:style-name="P16"/>
      <text:p text:style-name="P16">Counter({'de': 7, 'em': 5, 'e': 4, 'Bismarck': 3, 'da': 3, 'pela': 3, 'O': 2, 'o': 2, 'ao': 2, 'dos': 2, 'Alemanha': 2, 'dois': 2, 'maiores': 2, 'navios': 2, 'construídos': 2, 'foi': 1, 'primeiro': 1, 'navio': 1, 'couraçado': 1, 'alemão': 1, 'Classe': 1, 'operado': 1, 'Kriegsmarine.': 1, 'Batizado': 1, 'homenagem': 1, 'chanceler': 1, 'Otto': 1, 'von': 1, 'Bismarck,': 1, 'um': 1, 'grandes': 1, 'responsáveis': 1, 'unificação': 1, '1871,': 1, 'teve': 1, 'sua': 1, 'construção': 1, 'iniciada': 1, 'nos': 1, 'estaleiros': 1, 'Blohm': 1, '&amp;': 1, 'Voss': 1, '1º': 1, 'julho': 1, '1936,': 1, 'sendo': 1, 'lançado': 1, 'mar': 1, 'anos': 1, 'meio': 1, 'depois,': 1, '14': 1, 'fevereiro': 1, '1939.': 1, 'Foi': 1, 'finalizado': 1, 'comissionado': 1, 'para': 1, 'a': 1, 'frota': 1, 'alemã': 1, '24': 1, 'agosto': 1, '1940.': 1, 'seu': 1, 'irmão': 1, 'Tirpitz': 1, 'foram': 1, 'os': 1, 'guerra': 1, 'Nazi,': 1, 'por': 1, 'uma': 1, 'potência': 1, 'europeia.': 1})</text:p>
      <text:p text:style-name="P16"/>
      <text:p text:style-name="P16">Observações: Se estiver trabalhando com linguagem natural em inteligência artificial onde máquinas tentam aprender nossa linguagem, seja escrita ou falada. Neste caso imaginamos um cenário onde deveria descobrir as 5 palavras que mais se repetem nesse texto.</text:p>
      <text:p text:style-name="P16"/>
      <text:p text:style-name="P16">Neste caso eu já sei a quantidade que foi apresentada anteriormente, então posso usar o comando a seguir.</text:p>
      <text:p text:style-name="P16"/>
      <text:p text:style-name="P16">print(res.most_common(5))</text:p>
      <text:p text:style-name="P16"/>
      <text:p text:style-name="P16">As 5 palavras que mais se repetem são:</text:p>
      <text:p text:style-name="P16">[('de', 7), ('em', 5), ('e', 4), ('Bismarck', 3), ('da', 3)]</text:p>
      <text:p text:style-name="P16"/>
      <text:p text:style-name="P37">3. Default Dict.</text:p>
      <text:p text:style-name="P17"/>
      <text:p text:style-name="P17">Existem apenas duas diferenças em relção ao dicionário.</text:p>
      <text:p text:style-name="P17"/>
      <text:p text:style-name="P17">dicionario = {‘curso’: ‘Programação em Python: Essencial’}</text:p>
      <text:p text:style-name="P17"/>
      <text:p text:style-name="P17">print(dicionario)</text:p>
      <text:p text:style-name="P17">{‘curso’: ‘Programação em Python: Essencial’}</text:p>
      <text:p text:style-name="P17"/>
      <text:p text:style-name="P17"><text:soft-page-break/>print(dicionario(curso)) =&gt; imprimir na chave curso</text:p>
      <text:p text:style-name="P17"/>
      <text:p text:style-name="P17">Programação em Python: Essencial</text:p>
      <text:p text:style-name="P17"/>
      <text:p text:style-name="P17">Obs. Se tentar imprimir o dicionário em uma chave que não existe dá erro.</text:p>
      <text:p text:style-name="P17"/>
      <text:p text:style-name="P17">a) <text:span text:style-name="T12">Primeira diferença: </text:span>Ao criar um dicionário utilizando o Defoult Dict é informado um valor defoult, podendo utilizar um lambda para isso. Esse valor será utilizado sempre que não houver um valor definido. Caso tentemos acessar uma chave que não existe, essa chave será criada e o valor defoult ser’atribuido.</text:p>
      <text:p text:style-name="P39">4. Utilizando o Defoult Dict</text:p>
      <text:p text:style-name="P39"><text:a xlink:type="simple" xlink:href="https://docs.python.org/3/library/collections.html#collections.defaultdict" text:style-name="Internet_20_link" text:visited-style-name="Visited_20_Internet_20_Link">https://docs.python.org/3/library/collections.html#collections.defaultdict</text:a></text:p>
      <text:p text:style-name="P38"/>
      <text:p text:style-name="P18"><text:s/>O primeiro passo é importar</text:p>
      <text:p text:style-name="P18"/>
      <text:p text:style-name="P62">from collections import defaultdict</text:p>
      <text:p text:style-name="P62"/>
      <text:p text:style-name="P62">dicionario = defaultdict(lambda: 0) <text:span text:style-name="T2">=&gt; criado o dicionario e passado um lambda que não recebe valor nenhum e retorna zero.</text:span></text:p>
      <text:p text:style-name="P62"/>
      <text:p text:style-name="P62">print(dicionario)</text:p>
      <text:p text:style-name="P62"/>
      <text:p text:style-name="P62">defaultdict(&lt;function &lt;lambda&gt; at 0x7f07e15c71f0&gt;, {})</text:p>
      <text:p text:style-name="P62"/>
      <text:p text:style-name="P62"><text:span text:style-name="T2">Observações: Lambda são funções sem nome que podem ou não receber paramentros de entrada e retornar valores.</text:span></text:p>
      <text:p text:style-name="P62"><text:span text:style-name="T2"/></text:p>
      <text:p text:style-name="P40">Exemplo 2</text:p>
      <text:p text:style-name="P62"><text:span text:style-name="T2"/></text:p>
      <text:p text:style-name="P62">dicionario['curso'] = 'Programação em Python: Essencial'</text:p>
      <text:p text:style-name="P62"/>
      <text:p text:style-name="P62">print(dicionario)</text:p>
      <text:p text:style-name="P62"/>
      <text:p text:style-name="P62">defaultdict(&lt;function &lt;lambda&gt; at 0x7f9b3d5261f0&gt;, {'curso': 'Programação em Python: Essencial'})</text:p>
      <text:p text:style-name="P62"/>
      <text:p text:style-name="P64">Observações: Veja que informou que é um defaultdict e depois colaca uma tupla dentro dele e o primeiro elemento é essa função lambda que passamos e os próximos elementos ele vai adicionando na sequência.</text:p>
      <text:p text:style-name="P64"/>
      <text:p text:style-name="P64">Agora vem a parte interessante.</text:p>
      <text:p text:style-name="P64"/>
      <text:p text:style-name="P64">Se eu pedir para fazer acesso na chave outro, que não existe.</text:p>
      <text:p text:style-name="P64"/>
      <text:p text:style-name="P63">dicionario = defaultdict(lambda: 0) </text:p>
      <text:p text:style-name="P63"/>
      <text:p text:style-name="P64">print(dicionario['outro'])</text:p>
      <text:p text:style-name="P64"/>
      <text:p text:style-name="P64">print(dicionario)</text:p>
      <text:p text:style-name="P64"/>
      <text:p text:style-name="P64">defaultdict(&lt;function &lt;lambda&gt; at 0x7f9820e521f0&gt;, {'curso': 'Programação em Python: Essencial'})</text:p>
      <text:p text:style-name="P64"><text:soft-page-break/>0</text:p>
      <text:p text:style-name="P64">defaultdict(&lt;function &lt;lambda&gt; at 0x7f9820e521f0&gt;, {'curso': 'Programação em Python: Essencial', 'outro': 0})</text:p>
      <text:p text:style-name="P64"/>
      <text:p text:style-name="P64">Observações: Se estivessemos utilizando o dicionário comum, aqui já teriamos um erro e o programa não funcionaria. <text:s/>Neste caso ao executar não dá erro e adicionou um novo elemento chamado outro e o valor é o defaultdict.</text:p>
      <text:p text:style-name="P65">Isso é bem importante porque em primeiro lugar não dá erro e em segundo lugar podemos aproveitar a chave. Se alguém fez a busca você cria a chave e atribui um valor se for necessário.</text:p>
      <text:p text:style-name="P65"/>
      <text:p text:style-name="P41">5. Ordered Dict.</text:p>
      <text:p text:style-name="P41"><text:a xlink:type="simple" xlink:href="https://docs.python.org/3/library/collections.html#collections.OrderedDict" text:style-name="Internet_20_link" text:visited-style-name="Visited_20_Internet_20_Link">https://docs.python.org/3/library/collections.html#collections.OrderedDict</text:a></text:p>
      <text:p text:style-name="P19">Sabemos que a ordem de inserção dos dados em dicionário não é garantida. Se criarmos um dicionário exemplo:</text:p>
      <text:p text:style-name="P19"/>
      <text:p text:style-name="P19">dicionario = {'a':1, 'b': 2, 'c': 3, 'd':4, 'e': 5}</text:p>
      <text:p text:style-name="P19">print(dicionario)</text:p>
      <text:p text:style-name="P19">{'a': 1, 'b': 2, 'c': 3, 'd': 4, 'e': 5}</text:p>
      <text:p text:style-name="P19"/>
      <text:p text:style-name="P19">Note que a ordem foi mantida só que essa ordem não é garantida.</text:p>
      <text:p text:style-name="P19"/>
      <text:p text:style-name="P19">for chave, valor in dicionario.items():</text:p>
      <text:p text:style-name="P19"><text:s text:c="4"/>print(f'Chave = {chave} : Valor = {valor}')</text:p>
      <text:p text:style-name="P19"><text:s text:c="4"/>Chave = a: Valor = 1</text:p>
      <text:p text:style-name="P19"><text:s text:c="4"/>Chave = b: Valor = 2</text:p>
      <text:p text:style-name="P19"><text:s text:c="4"/>Chave = c: Valor = 3</text:p>
      <text:p text:style-name="P19"><text:s text:c="4"/>Chave = d: Valor = 4</text:p>
      <text:p text:style-name="P19"><text:s text:c="4"/>Chave = e: Valor = 5</text:p>
      <text:p text:style-name="P19"/>
      <text:p text:style-name="P19">Obs. Apesar de ter impresso direitinho vale lembrar que dicionário não garante a ordem dos valores.</text:p>
      <text:p text:style-name="P19"/>
      <text:p text:style-name="P19">Aqui que entra o orderdict que vai garantir a ordem dos valores.</text:p>
      <text:p text:style-name="P19"/>
      <text:p text:style-name="P19"><text:span text:style-name="T12">6</text:span><text:span text:style-name="T14">. Utilizando o </text:span><text:span text:style-name="T12">Ordered </text:span><text:span text:style-name="T14">Dict.</text:span></text:p>
      <text:p text:style-name="P19"/>
      <text:p text:style-name="P20">Primeira coisa que preciso fazer é importar</text:p>
      <text:p text:style-name="P20"/>
      <text:p text:style-name="P20">from collections import OrderedDict</text:p>
      <text:p text:style-name="P20"/>
      <text:p text:style-name="P20">dicionario = OrderedDict({'a': 1, 'b': 2, 'c': 3, 'd': 4, 'e': 5})</text:p>
      <text:p text:style-name="P20"/>
      <text:p text:style-name="P20">for chave, valor in dicionario.items():</text:p>
      <text:p text:style-name="P20"><text:s text:c="4"/>print(f'Chave = {chave} : Valor = {valor}.')</text:p>
      <text:p text:style-name="P20">Chave = a : Valor = 1.</text:p>
      <text:p text:style-name="P20">Chave = b : Valor = 2.</text:p>
      <text:p text:style-name="P20">Chave = c : Valor = 3.</text:p>
      <text:p text:style-name="P20">Chave = d : Valor = 4.</text:p>
      <text:p text:style-name="P20">Chave = e : Valor = 5.</text:p>
      <text:p text:style-name="P20"/>
      <text:p text:style-name="P22">Obs. Neste caso eu tenho certeza que vai sair na ordem <text:span text:style-name="T16">de inserção dos elementos.</text:span></text:p>
      <text:p text:style-name="P22"/>
      <text:p text:style-name="P22"/>
      <text:p text:style-name="P22"><text:soft-page-break/></text:p>
      <text:p text:style-name="P22"/>
      <text:p text:style-name="P22"/>
      <text:p text:style-name="P22"/>
      <text:p text:style-name="P22"/>
      <text:p text:style-name="P23"><text:span text:style-name="T14">7. </text:span><text:span text:style-name="T12">Entendendo a diferença entre Dict e Ordered Dict.</text:span></text:p>
      <text:p text:style-name="P23"><text:span text:style-name="T12"/></text:p>
      <text:p text:style-name="P42">a) Dicionários comuns</text:p>
      <text:p text:style-name="P24"/>
      <text:p text:style-name="P24">dict1 = {'a': 1, 'b': 2}</text:p>
      <text:p text:style-name="P24">dict2 = {'b': 2, 'a': 1}</text:p>
      <text:p text:style-name="P24"/>
      <text:p text:style-name="P24">print(dict1 == dict2)</text:p>
      <text:p text:style-name="P24">True</text:p>
      <text:p text:style-name="P24"/>
      <text:p text:style-name="P24">Obs. O resultado foi True porque para dicionários a ordem não importa.</text:p>
      <text:p text:style-name="P24"/>
      <text:p text:style-name="P59"><text:span text:style-name="T15">a) Dicionários Ordered Dict</text:span></text:p>
      <text:p text:style-name="P42"/>
      <text:p text:style-name="P24">from collections import OrderedDict</text:p>
      <text:p text:style-name="P24"/>
      <text:p text:style-name="P24">odict1 = OrderedDict({'a': 1, 'b': 2})</text:p>
      <text:p text:style-name="P24">odict2 = OrderedDict({'b': 2, 'a': 1})</text:p>
      <text:p text:style-name="P24"/>
      <text:p text:style-name="P24">print(odict1 == odict2)</text:p>
      <text:p text:style-name="P24">False</text:p>
      <text:p text:style-name="P24"/>
      <text:p text:style-name="P59"><text:span text:style-name="T3">Obs. False porque a ordem dos elementos importa para o OrderedDict.</text:span></text:p>
      <text:p text:style-name="P24"/>
      <text:p text:style-name="P25"><text:span text:style-name="T12">8. Named Tuple.</text:span></text:p>
      <text:p text:style-name="P26">Em tupla podemos fazer acesso a qualquer elemento apenas passando um indice conforme pode ver a seguir:</text:p>
      <text:p text:style-name="P26"/>
      <text:p text:style-name="P26">tupla = (1, 2, 3)</text:p>
      <text:p text:style-name="P26">print(tupla[1])</text:p>
      <text:p text:style-name="P26">2</text:p>
      <text:p text:style-name="P26"/>
      <text:p text:style-name="P26">O Named Tuple significa uma tupla nomeada. </text:p>
      <text:p text:style-name="P26">Imagina que a gente colocasse chave e valor para a tupla a seguir</text:p>
      <text:p text:style-name="P26">tupla = (numero1=1, numero2=2, numero3=3) =&gt; É mais ou menos isso que é essa tupla nomeada.</text:p>
      <text:p text:style-name="P26">São tuplas diferenciadas onde especicicamos um nome para a mesma e também parânmetros.</text:p>
      <text:p text:style-name="P26"/>
      <text:p text:style-name="P26"/>
      <text:p text:style-name="P43">9. Utilizando Named Tuple.</text:p>
      <text:p text:style-name="P43"><text:a xlink:type="simple" xlink:href="https://docs.python.org/3/library/collections.html#collections.namedtuple" text:style-name="Internet_20_link" text:visited-style-name="Visited_20_Internet_20_Link">https://docs.python.org/3/library/collections.html#collections.namedtuple</text:a></text:p>
      <text:p text:style-name="P26"/>
      <text:p text:style-name="P21">Primeira coisa que preciso fazer é importar</text:p>
      <text:p text:style-name="P21"/>
      <text:p text:style-name="P21">from collections import namedtuple</text:p>
      <text:p text:style-name="P21"/>
      <text:p text:style-name="P44"><text:span text:style-name="T19">a) D</text:span>efini<text:span text:style-name="T19">ção d</text:span>o nome e parâmetros.</text:p>
      <text:p text:style-name="P27"/>
      <text:p text:style-name="P44"><text:soft-page-break/>Forma 1 =&gt; Apenas declaração Named Tuple</text:p>
      <text:p text:style-name="P27"/>
      <text:p text:style-name="P27">cachorro = namedtuple('cachorro', 'idade raça nome')</text:p>
      <text:p text:style-name="P27">Temos uma variável (cachorro) que é do tipo NamedTuple, ou seja, esse é o nome que demos a ela. Ai entre parentes primeiro eu teno o nome da tupla que é cachorro e na sequência os parametros. No caso estamos dizendo que o cachorro vai ter uma raça, uma idade e um nome. È como se fosse três variáveis para esse cachorro.</text:p>
      <text:p text:style-name="P27"/>
      <text:p text:style-name="P27"/>
      <text:p text:style-name="P45">Forma <text:span text:style-name="T17">2</text:span> =&gt; Apenas declaração Named Tuple</text:p>
      <text:p text:style-name="P45"/>
      <text:p text:style-name="P28">cachorro = namedtuple('cachorro', 'idade, raça, nome')</text:p>
      <text:p text:style-name="P28"/>
      <text:p text:style-name="P29">obs. Nessa forma 2 eu passei os parametros separados por virgula.</text:p>
      <text:p text:style-name="P29"/>
      <text:p text:style-name="P46">Forma <text:span text:style-name="T18">3</text:span> =&gt; Apenas declaração Named Tuple</text:p>
      <text:p text:style-name="P46"/>
      <text:p text:style-name="P28">cachorro = namedtuple('cachorro', <text:span text:style-name="T18">[</text:span>'idade, raça, nome'<text:span text:style-name="T18">]</text:span>)</text:p>
      <text:p text:style-name="P28"/>
      <text:p text:style-name="P29">obs. Nessa forma 3 eu passei os parametros separados por virgula e coloquei em uma lista.</text:p>
      <text:p text:style-name="P29"/>
      <text:p text:style-name="P47">Observações: <text:span text:style-name="T4">As três formas são equivalentes e fazem a declaração da tupla.</text:span></text:p>
      <text:p text:style-name="P47"><text:span text:style-name="T4"/></text:p>
      <text:p text:style-name="P47"><text:span text:style-name="T4"/></text:p>
      <text:p text:style-name="P49"><text:span text:style-name="T19">b</text:span>) Utilização</text:p>
      <text:p text:style-name="P47"><text:span text:style-name="T4"/></text:p>
      <text:p text:style-name="P47"><text:span text:style-name="T4">ray = cachorro(idade=2, raça='Chow-Chow', nome='Ray')</text:span></text:p>
      <text:p text:style-name="P47"><text:span text:style-name="T4"/></text:p>
      <text:p text:style-name="P47"><text:span text:style-name="T4">print(ray)</text:span></text:p>
      <text:p text:style-name="P47"><text:span text:style-name="T4"/></text:p>
      <text:p text:style-name="P47"><text:span text:style-name="T4">cachorro(idade=2, raça='Chow-Chow', nome='Ray')</text:span></text:p>
      <text:p text:style-name="P47"><text:span text:style-name="T4"/></text:p>
      <text:p text:style-name="P49">Observações: <text:span text:style-name="T2">A partir do momento que você cria uma named tuple você está criando um tipo de dado seu. A partir desse tipo de dado seu você pode criar quantas variáveis você quiser</text:span></text:p>
      <text:p text:style-name="P49"><text:span text:style-name="T2"/></text:p>
      <text:p text:style-name="P49"><text:span text:style-name="T2">ray =&gt; está aqui a variável</text:span></text:p>
      <text:p text:style-name="P49"><text:span text:style-name="T2">cachorro =&gt; é do tipo cachorro</text:span></text:p>
      <text:p text:style-name="P48"><text:span text:style-name="T4">idade=2, ra</text:span><text:span text:style-name="T5">c</text:span><text:span text:style-name="T4">a='Chow-Chow', nome='Ray' =&gt; são os valores para as variáveis</text:span></text:p>
      <text:p text:style-name="P50"><text:span text:style-name="T2"/></text:p>
      <text:p text:style-name="P49"><text:span text:style-name="T2">Imaginamos que eu queira fazer acesso a um elemento.</text:span></text:p>
      <text:p text:style-name="P49"><text:span text:style-name="T2"/></text:p>
      <text:p text:style-name="P51">Forma 1 =&gt; Acessar os dados</text:p>
      <text:p text:style-name="P49"><text:span text:style-name="T2"/></text:p>
      <text:p text:style-name="P60"><text:span text:style-name="T4">print(ray[0]) =&gt; </text:span><text:span text:style-name="T5">idade</text:span></text:p>
      <text:p text:style-name="P61"><text:span text:style-name="T4">print(ray[</text:span><text:span text:style-name="T5">1</text:span><text:span text:style-name="T4">]) =&gt; </text:span><text:span text:style-name="T5">raça</text:span></text:p>
      <text:p text:style-name="P61"><text:span text:style-name="T4">print(ray[</text:span><text:span text:style-name="T5">2</text:span><text:span text:style-name="T4">]) =&gt; </text:span><text:span text:style-name="T5">nome</text:span></text:p>
      <text:p text:style-name="P47"/>
      <text:p text:style-name="P47"/>
      <text:p text:style-name="P51">Forma 2 =&gt; Acessar os dados</text:p>
      <text:p text:style-name="P30">print(ray.idade) =&gt; Idade</text:p>
      <text:p text:style-name="P61"><text:span text:style-name="T5">print(ray.raca) =&gt; Raça</text:span></text:p>
      <text:p text:style-name="P30">print(ray.nome) =&gt; Nome</text:p>
      <text:p text:style-name="P30"><text:soft-page-break/></text:p>
      <text:p text:style-name="P30">print(ray.index(‘chow-chow’)) =&gt; para perguntar qual o indice deste valor.</text:p>
      <text:p text:style-name="P30">print(ray.count(‘chow-chow’)) =&gt; para perguntar quantas ocorrências deste valor.</text:p>
      <text:p text:style-name="P30"/>
      <text:p text:style-name="P31">Além da melhor performance temos formas diferenciadas de fazer acesso.</text:p>
      <text:p text:style-name="P31"/>
      <text:p text:style-name="P52">10. Deque.</text:p>
      <text:p text:style-name="P52"><text:a xlink:type="simple" xlink:href="https://docs.python.org/3/library/collections.html#collections.deque" text:style-name="Internet_20_link" text:visited-style-name="Visited_20_Internet_20_Link">https://docs.python.org/3/library/collections.html#collections.deque</text:a></text:p>
      <text:p text:style-name="P32">Podemos dizer que o deque é uma lista de alta performance.</text:p>
      <text:p text:style-name="P32"/>
      <text:p text:style-name="P32">Primeiramente preciso importar</text:p>
      <text:p text:style-name="P32"/>
      <text:p text:style-name="P32">from collections import deque</text:p>
      <text:p text:style-name="P32"/>
      <text:p text:style-name="P53">11. Criando Deques.</text:p>
      <text:p text:style-name="P32"/>
      <text:p text:style-name="P32">deq = deque('Geek')</text:p>
      <text:p text:style-name="P32">print(deq)</text:p>
      <text:p text:style-name="P32">deque(['G', 'e', 'e', 'k'])</text:p>
      <text:p text:style-name="P32"/>
      <text:p text:style-name="P54">Observações: <text:span text:style-name="T2">Pegou a string que é um iterável e separou cada uma das letras e colocou dentro dele como uma lista de strings.</text:span></text:p>
      <text:p text:style-name="P54"><text:span text:style-name="T2"/></text:p>
      <text:p text:style-name="P54">12. Adicionando elementos.</text:p>
      <text:p text:style-name="P54"><text:span text:style-name="T2">deq = deque('Geek')</text:span></text:p>
      <text:p text:style-name="P54"><text:span text:style-name="T2">print(deq)</text:span></text:p>
      <text:p text:style-name="P54"><text:span text:style-name="T2">deque(['G', 'e', 'e', 'k'])</text:span></text:p>
      <text:p text:style-name="P54"><text:span text:style-name="T2"/></text:p>
      <text:p text:style-name="P54"><text:span text:style-name="T2">deq.append('y')</text:span></text:p>
      <text:p text:style-name="P54"><text:span text:style-name="T2">print(deq)</text:span></text:p>
      <text:p text:style-name="P54"><text:span text:style-name="T2">deque(['G', 'e', 'e', 'k'])</text:span></text:p>
      <text:p text:style-name="P54"><text:span text:style-name="T2">deque(['G', 'e', 'e', 'k', 'y'])</text:span></text:p>
      <text:p text:style-name="P54"><text:span text:style-name="T2"/></text:p>
      <text:p text:style-name="P33">deq.appendleft('k')</text:p>
      <text:p text:style-name="P33">print(deq)</text:p>
      <text:p text:style-name="P33">deque(['G', 'e', 'e', 'k'])</text:p>
      <text:p text:style-name="P33">deque(['G', 'e', 'e', 'k', 'y'])</text:p>
      <text:p text:style-name="P33">deque(['k', 'G', 'e', 'e', 'k', 'y'])</text:p>
      <text:p text:style-name="P33"/>
      <text:p text:style-name="P54">Observações: <text:span text:style-name="T6">Com o deque você pode adicionar elementos no inicio ou no final da lista.</text:span></text:p>
      <text:p text:style-name="P54"><text:span text:style-name="T6"/></text:p>
      <text:p text:style-name="P55"><text:span text:style-name="T20">13. Removendo elementos no deque.</text:span></text:p>
      <text:p text:style-name="P34"/>
      <text:p text:style-name="P35">Em lista se utilzado o lista.pop() vai remover o último elemento da lista.</text:p>
      <text:p text:style-name="P35"/>
      <text:p text:style-name="P35">from collections import deque</text:p>
      <text:p text:style-name="P35"/>
      <text:p text:style-name="P35"/>
      <text:p text:style-name="P35">deq = deque('Geek')</text:p>
      <text:p text:style-name="P35">print(deq)</text:p>
      <text:p text:style-name="P35">deque(['G', 'e', 'e', 'k'])</text:p>
      <text:p text:style-name="P35"/>
      <text:p text:style-name="P35"><text:soft-page-break/>deq.append('y')</text:p>
      <text:p text:style-name="P35">print(deq)</text:p>
      <text:p text:style-name="P35">deque(['G', 'e', 'e', 'k'])</text:p>
      <text:p text:style-name="P35">deque(['G', 'e', 'e', 'k', 'y'])</text:p>
      <text:p text:style-name="P35">deq.appendleft('k')</text:p>
      <text:p text:style-name="P35">print(deq)</text:p>
      <text:p text:style-name="P35"/>
      <text:p text:style-name="P35">print(deq.pop())</text:p>
      <text:p text:style-name="P35">print(deq)</text:p>
      <text:p text:style-name="P35"/>
      <text:p text:style-name="P35">deque(['G', 'e', 'e', 'k'])</text:p>
      <text:p text:style-name="P35">deque(['G', 'e', 'e', 'k', 'y'])</text:p>
      <text:p text:style-name="P35">deque(['k', 'G', 'e', 'e', 'k', 'y'])</text:p>
      <text:p text:style-name="P35">y</text:p>
      <text:p text:style-name="P35">deque(['k', 'G', 'e', 'e', 'k'])</text:p>
      <text:p text:style-name="P35"/>
      <text:p text:style-name="P56">Observações:<text:span text:style-name="T2"> </text:span><text:span text:style-name="T7">Remove e retorna o ultimo elemento com o </text:span><text:span text:style-name="T2">print(deq.pop()).</text:span></text:p>
      <text:p text:style-name="P56"><text:span text:style-name="T2"/></text:p>
      <text:p text:style-name="P57"><text:span text:style-name="T2">Mas se eu usar o comando left vai remover e retornar o primeiro da lista.</text:span></text:p>
      <text:p text:style-name="P57"><text:span text:style-name="T2"/></text:p>
      <text:p text:style-name="P57"><text:span text:style-name="T2"/></text:p>
      <text:p text:style-name="P57"><text:span text:style-name="T2">from collections import deque</text:span></text:p>
      <text:p text:style-name="P57"><text:span text:style-name="T2"/></text:p>
      <text:p text:style-name="P57"><text:span text:style-name="T2"/></text:p>
      <text:p text:style-name="P57"><text:span text:style-name="T2">deq = deque('Geek')</text:span></text:p>
      <text:p text:style-name="P57"><text:span text:style-name="T2">print(deq)</text:span></text:p>
      <text:p text:style-name="P57"><text:span text:style-name="T2">deque(['G', 'e', 'e', 'k'])</text:span></text:p>
      <text:p text:style-name="P57"><text:span text:style-name="T2"/></text:p>
      <text:p text:style-name="P57"><text:span text:style-name="T2">deq.append('y')</text:span></text:p>
      <text:p text:style-name="P57"><text:span text:style-name="T2">print(deq)</text:span></text:p>
      <text:p text:style-name="P57"><text:span text:style-name="T2">deque(['G', 'e', 'e', 'k'])</text:span></text:p>
      <text:p text:style-name="P57"><text:span text:style-name="T2">deque(['G', 'e', 'e', 'k', 'y'])</text:span></text:p>
      <text:p text:style-name="P57"><text:span text:style-name="T2">deq.appendleft('k')</text:span></text:p>
      <text:p text:style-name="P57"><text:span text:style-name="T2">print(deq)</text:span></text:p>
      <text:p text:style-name="P57"><text:span text:style-name="T2"/></text:p>
      <text:p text:style-name="P57"><text:span text:style-name="T2">print(deq.pop())</text:span></text:p>
      <text:p text:style-name="P57"><text:span text:style-name="T2">print(deq)</text:span></text:p>
      <text:p text:style-name="P57"><text:span text:style-name="T2"/></text:p>
      <text:p text:style-name="P57"><text:span text:style-name="T2">print(deq.popleft())</text:span></text:p>
      <text:p text:style-name="P57"><text:span text:style-name="T2">print(deq)</text:span></text:p>
      <text:p text:style-name="P57"><text:span text:style-name="T2"/></text:p>
      <text:p text:style-name="P57"><text:span text:style-name="T2">deque(['G', 'e', 'e', 'k'])</text:span></text:p>
      <text:p text:style-name="P57"><text:span text:style-name="T2">deque(['G', 'e', 'e', 'k', 'y'])</text:span></text:p>
      <text:p text:style-name="P57"><text:span text:style-name="T2">deque(['k', 'G', 'e', 'e', 'k', 'y'])</text:span></text:p>
      <text:p text:style-name="P57"><text:span text:style-name="T2">y</text:span></text:p>
      <text:p text:style-name="P57"><text:span text:style-name="T2">deque(['k', 'G', 'e', 'e', 'k'])</text:span></text:p>
      <text:p text:style-name="P57"><text:span text:style-name="T2">k</text:span></text:p>
      <text:p text:style-name="P57"><text:span text:style-name="T2">deque(['G', 'e', 'e', '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9T13:52:22.169938016</meta:creation-date>
    <meta:generator>LibreOffice/6.4.7.2$Linux_X86_64 LibreOffice_project/40$Build-2</meta:generator>
    <dc:date>2021-12-29T17:31:32.891032394</dc:date>
    <meta:editing-duration>PT1H30M22S</meta:editing-duration>
    <meta:editing-cycles>23</meta:editing-cycles>
    <meta:document-statistic meta:table-count="0" meta:image-count="0" meta:object-count="0" meta:page-count="9" meta:paragraph-count="246" meta:word-count="2182" meta:character-count="14092" meta:non-whitespace-character-count="12119"/>
  </office:meta>
</office:document-meta>
</file>